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1350000000000002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/1143n2384e.lp</text:p>
          </table:table-cell>
          <table:table-cell office:value-type="float" office:value="893.056"/>
          <table:table-cell office:value-type="float" office:value="887.245"/>
          <table:table-cell office:value-type="float" office:value="871.81"/>
          <table:table-cell office:value-type="float" office:value="1812.0"/>
          <table:table-cell office:value-type="float" office:value="0.0"/>
          <table:table-cell office:value-type="float" office:value="179741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.8110000000000355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>
          <table:table-cell office:value-type="string">
            <text:p>./1291n2700e.lp</text:p>
          </table:table-cell>
          <table:table-cell office:value-type="float" office:value="963.444"/>
          <table:table-cell office:value-type="float" office:value="956.805"/>
          <table:table-cell office:value-type="float" office:value="934.23"/>
          <table:table-cell office:value-type="float" office:value="1652.0"/>
          <table:table-cell office:value-type="float" office:value="0.0"/>
          <table:table-cell office:value-type="float" office:value="22346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6.63900000000001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</table:table-row>
        <table:table-row table:style-name="ro1">
          <table:table-cell office:value-type="string">
            <text:p>./1437n3018e.lp</text:p>
          </table:table-cell>
          <table:table-cell office:value-type="float" office:value="825.793"/>
          <table:table-cell office:value-type="float" office:value="818.294"/>
          <table:table-cell office:value-type="float" office:value="793.8"/>
          <table:table-cell office:value-type="float" office:value="1288.0"/>
          <table:table-cell office:value-type="float" office:value="0.0"/>
          <table:table-cell office:value-type="float" office:value="26213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7.499000000000024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</table:table-row>
        <table:table-row table:style-name="ro1">
          <table:table-cell office:value-type="string">
            <text:p>./1580n33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6344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</table:table-row>
        <table:table-row table:style-name="ro1">
          <table:table-cell office:value-type="string">
            <text:p>./1713n36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6621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</table:table-row>
        <table:table-row table:style-name="ro1">
          <table:table-cell office:value-type="string">
            <text:p>./182n362e.lp</text:p>
          </table:table-cell>
          <table:table-cell office:value-type="float" office:value="8.2418"/>
          <table:table-cell office:value-type="float" office:value="4.786"/>
          <table:table-cell office:value-type="float" office:value="4.54"/>
          <table:table-cell office:value-type="float" office:value="928.0"/>
          <table:table-cell office:value-type="float" office:value="0.0"/>
          <table:table-cell office:value-type="float" office:value="326760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4558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</table:table-row>
        <table:table-row table:style-name="ro1">
          <table:table-cell office:value-type="string">
            <text:p>./1857n393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1817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</table:table-row>
        <table:table-row table:style-name="ro1">
          <table:table-cell office:value-type="string">
            <text:p>./1989n4234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8077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</table:table-row>
        <table:table-row table:style-name="ro1">
          <table:table-cell office:value-type="string">
            <text:p>./2120n452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4210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</table:table-row>
        <table:table-row table:style-name="ro1">
          <table:table-cell office:value-type="string">
            <text:p>./2244n479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0815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</table:table-row>
        <table:table-row table:style-name="ro1">
          <table:table-cell office:value-type="string">
            <text:p>./2368n507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7868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</table:table-row>
        <table:table-row table:style-name="ro1">
          <table:table-cell office:value-type="string">
            <text:p>./2484n53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4153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</table:table-row>
        <table:table-row table:style-name="ro1">
          <table:table-cell office:value-type="string">
            <text:p>./2592n5578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79827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</table:table-row>
        <table:table-row table:style-name="ro1">
          <table:table-cell office:value-type="string">
            <text:p>./2707n583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8804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</table:table-row>
        <table:table-row table:style-name="ro1">
          <table:table-cell office:value-type="string">
            <text:p>./2814n6072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925940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</table:table-row>
        <table:table-row table:style-name="ro1">
          <table:table-cell office:value-type="string">
            <text:p>./403n399e.lp</text:p>
          </table:table-cell>
          <table:table-cell office:value-type="float" office:value="3.80975"/>
          <table:table-cell office:value-type="float" office:value="0.666"/>
          <table:table-cell office:value-type="float" office:value="0.61"/>
          <table:table-cell office:value-type="float" office:value="1040.0"/>
          <table:table-cell office:value-type="float" office:value="0.0"/>
          <table:table-cell office:value-type="float" office:value="2949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1437500000000003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</table:table-row>
        <table:table-row table:style-name="ro1">
          <table:table-cell office:value-type="string">
            <text:p>./449n465e.lp</text:p>
          </table:table-cell>
          <table:table-cell office:value-type="float" office:value="4.30515"/>
          <table:table-cell office:value-type="float" office:value="1.026"/>
          <table:table-cell office:value-type="float" office:value="0.96"/>
          <table:table-cell office:value-type="float" office:value="1244.0"/>
          <table:table-cell office:value-type="float" office:value="0.0"/>
          <table:table-cell office:value-type="float" office:value="29660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2791500000000005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</table:table-row>
        <table:table-row table:style-name="ro1">
          <table:table-cell office:value-type="string">
            <text:p>./502n542e.lp</text:p>
          </table:table-cell>
          <table:table-cell office:value-type="float" office:value="4.79647"/>
          <table:table-cell office:value-type="float" office:value="1.241"/>
          <table:table-cell office:value-type="float" office:value="1.16"/>
          <table:table-cell office:value-type="float" office:value="1384.0"/>
          <table:table-cell office:value-type="float" office:value="0.0"/>
          <table:table-cell office:value-type="float" office:value="29975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55547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</table:table-row>
        <table:table-row table:style-name="ro1">
          <table:table-cell office:value-type="string">
            <text:p>./543n606e.lp</text:p>
          </table:table-cell>
          <table:table-cell office:value-type="float" office:value="31.5906"/>
          <table:table-cell office:value-type="float" office:value="27.933"/>
          <table:table-cell office:value-type="float" office:value="27.53"/>
          <table:table-cell office:value-type="float" office:value="1964.0"/>
          <table:table-cell office:value-type="float" office:value="0.0"/>
          <table:table-cell office:value-type="float" office:value="3436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6575999999999986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</table:table-row>
        <table:table-row table:style-name="ro1">
          <table:table-cell office:value-type="string">
            <text:p>./581n681e.lp</text:p>
          </table:table-cell>
          <table:table-cell office:value-type="float" office:value="8.11036"/>
          <table:table-cell office:value-type="float" office:value="4.447"/>
          <table:table-cell office:value-type="float" office:value="4.29"/>
          <table:table-cell office:value-type="float" office:value="1883.0"/>
          <table:table-cell office:value-type="float" office:value="0.0"/>
          <table:table-cell office:value-type="float" office:value="30849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66336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</table:table-row>
        <table:table-row table:style-name="ro1">
          <table:table-cell office:value-type="string">
            <text:p>./624n764e.lp</text:p>
          </table:table-cell>
          <table:table-cell office:value-type="float" office:value="8.59219"/>
          <table:table-cell office:value-type="float" office:value="5.018"/>
          <table:table-cell office:value-type="float" office:value="4.72"/>
          <table:table-cell office:value-type="float" office:value="928.0"/>
          <table:table-cell office:value-type="float" office:value="0.0"/>
          <table:table-cell office:value-type="float" office:value="32746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5741900000000006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</table:table-row>
        <table:table-row table:style-name="ro1">
          <table:table-cell office:value-type="string">
            <text:p>./669n878e.lp</text:p>
          </table:table-cell>
          <table:table-cell office:value-type="float" office:value="28.1949"/>
          <table:table-cell office:value-type="float" office:value="24.5"/>
          <table:table-cell office:value-type="float" office:value="24.04"/>
          <table:table-cell office:value-type="float" office:value="1964.0"/>
          <table:table-cell office:value-type="float" office:value="0.0"/>
          <table:table-cell office:value-type="float" office:value="34370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6949000000000005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</table:table-row>
        <table:table-row table:style-name="ro1">
          <table:table-cell office:value-type="string">
            <text:p>./718n992e.lp</text:p>
          </table:table-cell>
          <table:table-cell office:value-type="float" office:value="98.8064"/>
          <table:table-cell office:value-type="float" office:value="94.84"/>
          <table:table-cell office:value-type="float" office:value="94.16"/>
          <table:table-cell office:value-type="float" office:value="3278.0"/>
          <table:table-cell office:value-type="float" office:value="0.0"/>
          <table:table-cell office:value-type="float" office:value="369492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.966399999999993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</table:table-row>
        <table:table-row table:style-name="ro1">
          <table:table-cell office:value-type="string">
            <text:p>./789n1257e.lp</text:p>
          </table:table-cell>
          <table:table-cell office:value-type="float" office:value="214.025"/>
          <table:table-cell office:value-type="float" office:value="209.857"/>
          <table:table-cell office:value-type="float" office:value="208.04"/>
          <table:table-cell office:value-type="float" office:value="3281.0"/>
          <table:table-cell office:value-type="float" office:value="0.0"/>
          <table:table-cell office:value-type="float" office:value="473688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.168000000000006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</table:table-row>
        <table:table-row table:style-name="ro1">
          <table:table-cell office:value-type="string">
            <text:p>./820n1400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3876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</table:table-row>
        <table:table-row table:style-name="ro1">
          <table:table-cell office:value-type="string">
            <text:p>./829n1567e.lp</text:p>
          </table:table-cell>
          <table:table-cell office:value-type="float" office:value="732.611"/>
          <table:table-cell office:value-type="float" office:value="727.747"/>
          <table:table-cell office:value-type="float" office:value="719.85"/>
          <table:table-cell office:value-type="float" office:value="2746.0"/>
          <table:table-cell office:value-type="float" office:value="0.0"/>
          <table:table-cell office:value-type="float" office:value="1077664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4.864000000000033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</table:table-row>
        <table:table-row table:style-name="ro1">
          <table:table-cell office:value-type="string">
            <text:p>./837n1722e.lp</text:p>
          </table:table-cell>
          <table:table-cell office:value-type="float" office:value="723.457"/>
          <table:table-cell office:value-type="float" office:value="718.356"/>
          <table:table-cell office:value-type="float" office:value="710.65"/>
          <table:table-cell office:value-type="float" office:value="2746.0"/>
          <table:table-cell office:value-type="float" office:value="0.0"/>
          <table:table-cell office:value-type="float" office:value="1077816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.100999999999999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</table:table-row>
        <table:table-row table:style-name="ro1">
          <table:table-cell office:value-type="string">
            <text:p>./989n2056e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75124.0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nan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0])" office:value-type="float"/>
          <table:table-cell table:formula="of:=SUM([.C3:.C30])" office:value-type="float"/>
          <table:table-cell table:formula="of:=SUM([.D3:.D30])" office:value-type="float"/>
          <table:table-cell table:formula="of:=SUM([.E3:.E30])" office:value-type="float"/>
          <table:table-cell table:formula="of:=SUM([.F3:.F30])" office:value-type="float"/>
          <table:table-cell table:formula="of:=SUM([.G3:.G30])" office:value-type="float"/>
          <table:table-cell table:formula="of:=SUM([.H3:.H30])" office:value-type="float"/>
          <table:table-cell table:formula="of:=SUM([.I3:.I30])" office:value-type="float"/>
          <table:table-cell table:formula="of:=SUM([.J3:.J30])" office:value-type="float"/>
          <table:table-cell table:formula="of:=SUM([.K3:.K30])" office:value-type="float"/>
          <table:table-cell table:formula="of:=SUM([.L3:.L30])" office:value-type="float"/>
          <table:table-cell table:formula="of:=SUM([.M3:.M30])" office:value-type="float"/>
          <table:table-cell table:formula="of:=SUM([.N3:.N30])" office:value-type="float"/>
          <table:table-cell table:formula="of:=SUM([.O3:.O30])" office:value-type="float"/>
          <table:table-cell table:formula="of:=SUM([.P3:.P30])" office:value-type="float"/>
          <table:table-cell table:formula="of:=SUM([.Q3:.Q30])" office:value-type="float"/>
          <table:table-cell table:formula="of:=SUM([.R3:.R30])" office:value-type="float"/>
          <table:table-cell table:formula="of:=SUM([.S3:.S30])" office:value-type="float"/>
          <table:table-cell table:formula="of:=SUM([.T3:.T30])" office:value-type="float"/>
          <table:table-cell table:formula="of:=SUM([.U3:.U30])" office:value-type="float"/>
          <table:table-cell table:formula="of:=SUM([.V3:.V30])" office:value-type="float"/>
          <table:table-cell table:formula="of:=SUM([.W3:.W30])" office:value-type="float"/>
          <table:table-cell table:formula="of:=SUM([.X3:.X30])" office:value-type="float"/>
          <table:table-cell table:formula="of:=SUM([.Y3:.Y30])" office:value-type="float"/>
          <table:table-cell table:formula="of:=SUM([.Z3:.Z30])" office:value-type="float"/>
          <table:table-cell table:formula="of:=SUM([.AA3:.AA30])" office:value-type="float"/>
          <table:table-cell table:formula="of:=SUM([.AB3:.AB30])" office:value-type="float"/>
          <table:table-cell table:formula="of:=SUM([.AC3:.AC30])" office:value-type="float"/>
          <table:table-cell table:formula="of:=SUM([.AD3:.AD30])" office:value-type="float"/>
          <table:table-cell table:formula="of:=SUM([.AE3:.AE30])" office:value-type="float"/>
          <table:table-cell table:formula="of:=SUM([.AF3:.AF30])" office:value-type="float"/>
          <table:table-cell table:formula="of:=SUM([.AG3:.AG30])" office:value-type="float"/>
          <table:table-cell table:formula="of:=SUM([.AH3:.AH30])" office:value-type="float"/>
          <table:table-cell table:formula="of:=SUM([.AI3:.AI30])" office:value-type="float"/>
          <table:table-cell table:formula="of:=SUM([.AJ3:.AJ30])" office:value-type="float"/>
          <table:table-cell table:formula="of:=SUM([.AK3:.AK30])" office:value-type="float"/>
          <table:table-cell table:formula="of:=SUM([.AL3:.AL30])" office:value-type="float"/>
          <table:table-cell table:formula="of:=SUM([.AM3:.AM30])" office:value-type="float"/>
          <table:table-cell table:formula="of:=SUM([.AN3:.AN30])" office:value-type="float"/>
          <table:table-cell table:formula="of:=SUM([.AO3:.AO30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0])" office:value-type="float"/>
          <table:table-cell table:formula="of:=AVERAGE([.C3:.C30])" office:value-type="float"/>
          <table:table-cell table:formula="of:=AVERAGE([.D3:.D30])" office:value-type="float"/>
          <table:table-cell table:formula="of:=AVERAGE([.E3:.E30])" office:value-type="float"/>
          <table:table-cell table:formula="of:=AVERAGE([.F3:.F30])" office:value-type="float"/>
          <table:table-cell table:formula="of:=AVERAGE([.G3:.G30])" office:value-type="float"/>
          <table:table-cell table:formula="of:=AVERAGE([.H3:.H30])" office:value-type="float"/>
          <table:table-cell table:formula="of:=AVERAGE([.I3:.I30])" office:value-type="float"/>
          <table:table-cell table:formula="of:=AVERAGE([.J3:.J30])" office:value-type="float"/>
          <table:table-cell table:formula="of:=AVERAGE([.K3:.K30])" office:value-type="float"/>
          <table:table-cell table:formula="of:=AVERAGE([.L3:.L30])" office:value-type="float"/>
          <table:table-cell table:formula="of:=AVERAGE([.M3:.M30])" office:value-type="float"/>
          <table:table-cell table:formula="of:=AVERAGE([.N3:.N30])" office:value-type="float"/>
          <table:table-cell table:formula="of:=AVERAGE([.O3:.O30])" office:value-type="float"/>
          <table:table-cell table:formula="of:=AVERAGE([.P3:.P30])" office:value-type="float"/>
          <table:table-cell table:formula="of:=AVERAGE([.Q3:.Q30])" office:value-type="float"/>
          <table:table-cell table:formula="of:=AVERAGE([.R3:.R30])" office:value-type="float"/>
          <table:table-cell table:formula="of:=AVERAGE([.S3:.S30])" office:value-type="float"/>
          <table:table-cell table:formula="of:=AVERAGE([.T3:.T30])" office:value-type="float"/>
          <table:table-cell table:formula="of:=AVERAGE([.U3:.U30])" office:value-type="float"/>
          <table:table-cell table:formula="of:=AVERAGE([.V3:.V30])" office:value-type="float"/>
          <table:table-cell table:formula="of:=AVERAGE([.W3:.W30])" office:value-type="float"/>
          <table:table-cell table:formula="of:=AVERAGE([.X3:.X30])" office:value-type="float"/>
          <table:table-cell table:formula="of:=AVERAGE([.Y3:.Y30])" office:value-type="float"/>
          <table:table-cell table:formula="of:=AVERAGE([.Z3:.Z30])" office:value-type="float"/>
          <table:table-cell table:formula="of:=AVERAGE([.AA3:.AA30])" office:value-type="float"/>
          <table:table-cell table:formula="of:=AVERAGE([.AB3:.AB30])" office:value-type="float"/>
          <table:table-cell table:formula="of:=AVERAGE([.AC3:.AC30])" office:value-type="float"/>
          <table:table-cell table:formula="of:=AVERAGE([.AD3:.AD30])" office:value-type="float"/>
          <table:table-cell table:formula="of:=AVERAGE([.AE3:.AE30])" office:value-type="float"/>
          <table:table-cell table:formula="of:=AVERAGE([.AF3:.AF30])" office:value-type="float"/>
          <table:table-cell table:formula="of:=AVERAGE([.AG3:.AG30])" office:value-type="float"/>
          <table:table-cell table:formula="of:=AVERAGE([.AH3:.AH30])" office:value-type="float"/>
          <table:table-cell table:formula="of:=AVERAGE([.AI3:.AI30])" office:value-type="float"/>
          <table:table-cell table:formula="of:=AVERAGE([.AJ3:.AJ30])" office:value-type="float"/>
          <table:table-cell table:formula="of:=AVERAGE([.AK3:.AK30])" office:value-type="float"/>
          <table:table-cell table:formula="of:=AVERAGE([.AL3:.AL30])" office:value-type="float"/>
          <table:table-cell table:formula="of:=AVERAGE([.AM3:.AM30])" office:value-type="float"/>
          <table:table-cell table:formula="of:=AVERAGE([.AN3:.AN30])" office:value-type="float"/>
          <table:table-cell table:formula="of:=AVERAGE([.AO3:.AO30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0])" office:value-type="float"/>
          <table:table-cell table:formula="of:=STDEV([.C3:.C30])" office:value-type="float"/>
          <table:table-cell table:formula="of:=STDEV([.D3:.D30])" office:value-type="float"/>
          <table:table-cell table:formula="of:=STDEV([.E3:.E30])" office:value-type="float"/>
          <table:table-cell table:formula="of:=STDEV([.F3:.F30])" office:value-type="float"/>
          <table:table-cell table:formula="of:=STDEV([.G3:.G30])" office:value-type="float"/>
          <table:table-cell table:formula="of:=STDEV([.H3:.H30])" office:value-type="float"/>
          <table:table-cell table:formula="of:=STDEV([.I3:.I30])" office:value-type="float"/>
          <table:table-cell table:formula="of:=STDEV([.J3:.J30])" office:value-type="float"/>
          <table:table-cell table:formula="of:=STDEV([.K3:.K30])" office:value-type="float"/>
          <table:table-cell table:formula="of:=STDEV([.L3:.L30])" office:value-type="float"/>
          <table:table-cell table:formula="of:=STDEV([.M3:.M30])" office:value-type="float"/>
          <table:table-cell table:formula="of:=STDEV([.N3:.N30])" office:value-type="float"/>
          <table:table-cell table:formula="of:=STDEV([.O3:.O30])" office:value-type="float"/>
          <table:table-cell table:formula="of:=STDEV([.P3:.P30])" office:value-type="float"/>
          <table:table-cell table:formula="of:=STDEV([.Q3:.Q30])" office:value-type="float"/>
          <table:table-cell table:formula="of:=STDEV([.R3:.R30])" office:value-type="float"/>
          <table:table-cell table:formula="of:=STDEV([.S3:.S30])" office:value-type="float"/>
          <table:table-cell table:formula="of:=STDEV([.T3:.T30])" office:value-type="float"/>
          <table:table-cell table:formula="of:=STDEV([.U3:.U30])" office:value-type="float"/>
          <table:table-cell table:formula="of:=STDEV([.V3:.V30])" office:value-type="float"/>
          <table:table-cell table:formula="of:=STDEV([.W3:.W30])" office:value-type="float"/>
          <table:table-cell table:formula="of:=STDEV([.X3:.X30])" office:value-type="float"/>
          <table:table-cell table:formula="of:=STDEV([.Y3:.Y30])" office:value-type="float"/>
          <table:table-cell table:formula="of:=STDEV([.Z3:.Z30])" office:value-type="float"/>
          <table:table-cell table:formula="of:=STDEV([.AA3:.AA30])" office:value-type="float"/>
          <table:table-cell table:formula="of:=STDEV([.AB3:.AB30])" office:value-type="float"/>
          <table:table-cell table:formula="of:=STDEV([.AC3:.AC30])" office:value-type="float"/>
          <table:table-cell table:formula="of:=STDEV([.AD3:.AD30])" office:value-type="float"/>
          <table:table-cell table:formula="of:=STDEV([.AE3:.AE30])" office:value-type="float"/>
          <table:table-cell table:formula="of:=STDEV([.AF3:.AF30])" office:value-type="float"/>
          <table:table-cell table:formula="of:=STDEV([.AG3:.AG30])" office:value-type="float"/>
          <table:table-cell table:formula="of:=STDEV([.AH3:.AH30])" office:value-type="float"/>
          <table:table-cell table:formula="of:=STDEV([.AI3:.AI30])" office:value-type="float"/>
          <table:table-cell table:formula="of:=STDEV([.AJ3:.AJ30])" office:value-type="float"/>
          <table:table-cell table:formula="of:=STDEV([.AK3:.AK30])" office:value-type="float"/>
          <table:table-cell table:formula="of:=STDEV([.AL3:.AL30])" office:value-type="float"/>
          <table:table-cell table:formula="of:=STDEV([.AM3:.AM30])" office:value-type="float"/>
          <table:table-cell table:formula="of:=STDEV([.AN3:.AN30])" office:value-type="float"/>
          <table:table-cell table:formula="of:=STDEV([.AO3:.AO30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0]-[.$L3:.$L30])^2)^0.5" office:value-type="float"/>
          <table:table-cell table:number-matrix-columns-spanned="1" table:number-matrix-rows-spanned="1" table:formula="of:=SUM(([.C3:.C30]-[.$M3:.$M30])^2)^0.5" office:value-type="float"/>
          <table:table-cell table:number-matrix-columns-spanned="1" table:number-matrix-rows-spanned="1" table:formula="of:=SUM(([.D3:.D30]-[.$N3:.$N30])^2)^0.5" office:value-type="float"/>
          <table:table-cell table:number-matrix-columns-spanned="1" table:number-matrix-rows-spanned="1" table:formula="of:=SUM(([.E3:.E30]-[.$O3:.$O30])^2)^0.5" office:value-type="float"/>
          <table:table-cell table:number-matrix-columns-spanned="1" table:number-matrix-rows-spanned="1" table:formula="of:=SUM(([.F3:.F30]-[.$P3:.$P30])^2)^0.5" office:value-type="float"/>
          <table:table-cell table:number-matrix-columns-spanned="1" table:number-matrix-rows-spanned="1" table:formula="of:=SUM(([.G3:.G30]-[.$Q3:.$Q30])^2)^0.5" office:value-type="float"/>
          <table:table-cell table:number-matrix-columns-spanned="1" table:number-matrix-rows-spanned="1" table:formula="of:=SUM(([.H3:.H30]-[.$R3:.$R30])^2)^0.5" office:value-type="float"/>
          <table:table-cell table:number-matrix-columns-spanned="1" table:number-matrix-rows-spanned="1" table:formula="of:=SUM(([.I3:.I30]-[.$S3:.$S30])^2)^0.5" office:value-type="float"/>
          <table:table-cell table:number-matrix-columns-spanned="1" table:number-matrix-rows-spanned="1" table:formula="of:=SUM(([.J3:.J30]-[.$T3:.$T30])^2)^0.5" office:value-type="float"/>
          <table:table-cell table:number-matrix-columns-spanned="1" table:number-matrix-rows-spanned="1" table:formula="of:=SUM(([.K3:.K30]-[.$U3:.$U30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0]=[.$L3:.$L30])" office:value-type="float"/>
          <table:table-cell table:number-matrix-columns-spanned="1" table:number-matrix-rows-spanned="1" table:formula="of:=SUM([.C3:.C30]=[.$M3:.$M30])" office:value-type="float"/>
          <table:table-cell table:number-matrix-columns-spanned="1" table:number-matrix-rows-spanned="1" table:formula="of:=SUM([.D3:.D30]=[.$N3:.$N30])" office:value-type="float"/>
          <table:table-cell table:number-matrix-columns-spanned="1" table:number-matrix-rows-spanned="1" table:formula="of:=SUM([.E3:.E30]=[.$O3:.$O30])" office:value-type="float"/>
          <table:table-cell table:number-matrix-columns-spanned="1" table:number-matrix-rows-spanned="1" table:formula="of:=SUM([.F3:.F30]=[.$P3:.$P30])" office:value-type="float"/>
          <table:table-cell table:number-matrix-columns-spanned="1" table:number-matrix-rows-spanned="1" table:formula="of:=SUM([.G3:.G30]=[.$Q3:.$Q30])" office:value-type="float"/>
          <table:table-cell table:number-matrix-columns-spanned="1" table:number-matrix-rows-spanned="1" table:formula="of:=SUM([.H3:.H30]=[.$R3:.$R30])" office:value-type="float"/>
          <table:table-cell table:number-matrix-columns-spanned="1" table:number-matrix-rows-spanned="1" table:formula="of:=SUM([.I3:.I30]=[.$S3:.$S30])" office:value-type="float"/>
          <table:table-cell table:number-matrix-columns-spanned="1" table:number-matrix-rows-spanned="1" table:formula="of:=SUM([.J3:.J30]=[.$T3:.$T30])" office:value-type="float"/>
          <table:table-cell table:number-matrix-columns-spanned="1" table:number-matrix-rows-spanned="1" table:formula="of:=SUM([.K3:.K30]=[.$U3:.$U30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0]&lt;[.$V3:.$V30])" office:value-type="float"/>
          <table:table-cell table:number-matrix-columns-spanned="1" table:number-matrix-rows-spanned="1" table:formula="of:=SUM([.C3:.C30]&lt;[.$W3:.$W30])" office:value-type="float"/>
          <table:table-cell table:number-matrix-columns-spanned="1" table:number-matrix-rows-spanned="1" table:formula="of:=SUM([.D3:.D30]&lt;[.$X3:.$X30])" office:value-type="float"/>
          <table:table-cell table:number-matrix-columns-spanned="1" table:number-matrix-rows-spanned="1" table:formula="of:=SUM([.E3:.E30]&lt;[.$Y3:.$Y30])" office:value-type="float"/>
          <table:table-cell table:number-matrix-columns-spanned="1" table:number-matrix-rows-spanned="1" table:formula="of:=SUM([.F3:.F30]&lt;[.$Z3:.$Z30])" office:value-type="float"/>
          <table:table-cell table:number-matrix-columns-spanned="1" table:number-matrix-rows-spanned="1" table:formula="of:=SUM([.G3:.G30]&lt;[.$AA3:.$AA30])" office:value-type="float"/>
          <table:table-cell table:number-matrix-columns-spanned="1" table:number-matrix-rows-spanned="1" table:formula="of:=SUM([.H3:.H30]&lt;[.$AB3:.$AB30])" office:value-type="float"/>
          <table:table-cell table:number-matrix-columns-spanned="1" table:number-matrix-rows-spanned="1" table:formula="of:=SUM([.I3:.I30]&lt;[.$AC3:.$AC30])" office:value-type="float"/>
          <table:table-cell table:number-matrix-columns-spanned="1" table:number-matrix-rows-spanned="1" table:formula="of:=SUM([.J3:.J30]&lt;[.$AD3:.$AD30])" office:value-type="float"/>
          <table:table-cell table:number-matrix-columns-spanned="1" table:number-matrix-rows-spanned="1" table:formula="of:=SUM([.K3:.K30]&lt;[.$AE3:.$AE30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0]&gt;[.$V3:.$V30])" office:value-type="float"/>
          <table:table-cell table:number-matrix-columns-spanned="1" table:number-matrix-rows-spanned="1" table:formula="of:=SUM([.C3:.C30]&gt;[.$W3:.$W30])" office:value-type="float"/>
          <table:table-cell table:number-matrix-columns-spanned="1" table:number-matrix-rows-spanned="1" table:formula="of:=SUM([.D3:.D30]&gt;[.$X3:.$X30])" office:value-type="float"/>
          <table:table-cell table:number-matrix-columns-spanned="1" table:number-matrix-rows-spanned="1" table:formula="of:=SUM([.E3:.E30]&gt;[.$Y3:.$Y30])" office:value-type="float"/>
          <table:table-cell table:number-matrix-columns-spanned="1" table:number-matrix-rows-spanned="1" table:formula="of:=SUM([.F3:.F30]&gt;[.$Z3:.$Z30])" office:value-type="float"/>
          <table:table-cell table:number-matrix-columns-spanned="1" table:number-matrix-rows-spanned="1" table:formula="of:=SUM([.G3:.G30]&gt;[.$AA3:.$AA30])" office:value-type="float"/>
          <table:table-cell table:number-matrix-columns-spanned="1" table:number-matrix-rows-spanned="1" table:formula="of:=SUM([.H3:.H30]&gt;[.$AB3:.$AB30])" office:value-type="float"/>
          <table:table-cell table:number-matrix-columns-spanned="1" table:number-matrix-rows-spanned="1" table:formula="of:=SUM([.I3:.I30]&gt;[.$AC3:.$AC30])" office:value-type="float"/>
          <table:table-cell table:number-matrix-columns-spanned="1" table:number-matrix-rows-spanned="1" table:formula="of:=SUM([.J3:.J30]&gt;[.$AD3:.$AD30])" office:value-type="float"/>
          <table:table-cell table:number-matrix-columns-spanned="1" table:number-matrix-rows-spanned="1" table:formula="of:=SUM([.K3:.K30]&gt;[.$AE3:.$AE30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0]=[.$AF3:.$AF30])" office:value-type="float"/>
          <table:table-cell table:number-matrix-columns-spanned="1" table:number-matrix-rows-spanned="1" table:formula="of:=SUM([.C3:.C30]=[.$AG3:.$AG30])" office:value-type="float"/>
          <table:table-cell table:number-matrix-columns-spanned="1" table:number-matrix-rows-spanned="1" table:formula="of:=SUM([.D3:.D30]=[.$AH3:.$AH30])" office:value-type="float"/>
          <table:table-cell table:number-matrix-columns-spanned="1" table:number-matrix-rows-spanned="1" table:formula="of:=SUM([.E3:.E30]=[.$AI3:.$AI30])" office:value-type="float"/>
          <table:table-cell table:number-matrix-columns-spanned="1" table:number-matrix-rows-spanned="1" table:formula="of:=SUM([.F3:.F30]=[.$AJ3:.$AJ30])" office:value-type="float"/>
          <table:table-cell table:number-matrix-columns-spanned="1" table:number-matrix-rows-spanned="1" table:formula="of:=SUM([.G3:.G30]=[.$AK3:.$AK30])" office:value-type="float"/>
          <table:table-cell table:number-matrix-columns-spanned="1" table:number-matrix-rows-spanned="1" table:formula="of:=SUM([.H3:.H30]=[.$AL3:.$AL30])" office:value-type="float"/>
          <table:table-cell table:number-matrix-columns-spanned="1" table:number-matrix-rows-spanned="1" table:formula="of:=SUM([.I3:.I30]=[.$AM3:.$AM30])" office:value-type="float"/>
          <table:table-cell table:number-matrix-columns-spanned="1" table:number-matrix-rows-spanned="1" table:formula="of:=SUM([.J3:.J30]=[.$AN3:.$AN30])" office:value-type="float"/>
          <table:table-cell table:number-matrix-columns-spanned="1" table:number-matrix-rows-spanned="1" table:formula="of:=SUM([.K3:.K30]=[.$AO3:.$AO30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mp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0])" office:value-type="float"/>
          <table:table-cell table:formula="of:=AVERAGE([Instances.C3:Instances.C30])" office:value-type="float"/>
          <table:table-cell table:formula="of:=AVERAGE([Instances.D3:Instances.D30])" office:value-type="float"/>
          <table:table-cell table:formula="of:=AVERAGE([Instances.E3:Instances.E30])" office:value-type="float"/>
          <table:table-cell table:formula="of:=SUM([Instances.F3:Instances.F30])" office:value-type="float"/>
          <table:table-cell table:formula="of:=AVERAGE([Instances.G3:Instances.G30])" office:value-type="float"/>
          <table:table-cell table:formula="of:=AVERAGE([Instances.H3:Instances.H30])" office:value-type="float"/>
          <table:table-cell table:formula="of:=AVERAGE([Instances.I3:Instances.I30])" office:value-type="float"/>
          <table:table-cell table:formula="of:=AVERAGE([Instances.J3:Instances.J30])" office:value-type="float"/>
          <table:table-cell table:formula="of:=AVERAGE([Instances.K3:Instances.K30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Q3:.$Q3])^2)^0.5" office:value-type="float"/>
          <table:table-cell table:number-matrix-columns-spanned="1" table:number-matrix-rows-spanned="1" table:formula="of:=SUM(([.H3:.H3]-[.$R3:.$R3])^2)^0.5" office:value-type="float"/>
          <table:table-cell table:number-matrix-columns-spanned="1" table:number-matrix-rows-spanned="1" table:formula="of:=SUM(([.I3:.I3]-[.$S3:.$S3])^2)^0.5" office:value-type="float"/>
          <table:table-cell table:number-matrix-columns-spanned="1" table:number-matrix-rows-spanned="1" table:formula="of:=SUM(([.J3:.J3]-[.$T3:.$T3])^2)^0.5" office:value-type="float"/>
          <table:table-cell table:number-matrix-columns-spanned="1" table:number-matrix-rows-spanned="1" table:formula="of:=SUM(([.K3:.K3]-[.$U3:.$U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Q3:.$Q3])" office:value-type="float"/>
          <table:table-cell table:number-matrix-columns-spanned="1" table:number-matrix-rows-spanned="1" table:formula="of:=SUM([.H3:.H3]=[.$R3:.$R3])" office:value-type="float"/>
          <table:table-cell table:number-matrix-columns-spanned="1" table:number-matrix-rows-spanned="1" table:formula="of:=SUM([.I3:.I3]=[.$S3:.$S3])" office:value-type="float"/>
          <table:table-cell table:number-matrix-columns-spanned="1" table:number-matrix-rows-spanned="1" table:formula="of:=SUM([.J3:.J3]=[.$T3:.$T3])" office:value-type="float"/>
          <table:table-cell table:number-matrix-columns-spanned="1" table:number-matrix-rows-spanned="1" table:formula="of:=SUM([.K3:.K3]=[.$U3:.$U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V3:.$V3])" office:value-type="float"/>
          <table:table-cell table:number-matrix-columns-spanned="1" table:number-matrix-rows-spanned="1" table:formula="of:=SUM([.C3:.C3]&lt;[.$W3:.$W3])" office:value-type="float"/>
          <table:table-cell table:number-matrix-columns-spanned="1" table:number-matrix-rows-spanned="1" table:formula="of:=SUM([.D3:.D3]&lt;[.$X3:.$X3])" office:value-type="float"/>
          <table:table-cell table:number-matrix-columns-spanned="1" table:number-matrix-rows-spanned="1" table:formula="of:=SUM([.E3:.E3]&lt;[.$Y3:.$Y3])" office:value-type="float"/>
          <table:table-cell table:number-matrix-columns-spanned="1" table:number-matrix-rows-spanned="1" table:formula="of:=SUM([.F3:.F3]&lt;[.$Z3:.$Z3])" office:value-type="float"/>
          <table:table-cell table:number-matrix-columns-spanned="1" table:number-matrix-rows-spanned="1" table:formula="of:=SUM([.G3:.G3]&lt;[.$AA3:.$AA3])" office:value-type="float"/>
          <table:table-cell table:number-matrix-columns-spanned="1" table:number-matrix-rows-spanned="1" table:formula="of:=SUM([.H3:.H3]&lt;[.$AB3:.$AB3])" office:value-type="float"/>
          <table:table-cell table:number-matrix-columns-spanned="1" table:number-matrix-rows-spanned="1" table:formula="of:=SUM([.I3:.I3]&lt;[.$AC3:.$AC3])" office:value-type="float"/>
          <table:table-cell table:number-matrix-columns-spanned="1" table:number-matrix-rows-spanned="1" table:formula="of:=SUM([.J3:.J3]&lt;[.$AD3:.$AD3])" office:value-type="float"/>
          <table:table-cell table:number-matrix-columns-spanned="1" table:number-matrix-rows-spanned="1" table:formula="of:=SUM([.K3:.K3]&lt;[.$AE3:.$AE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V3:.$V3])" office:value-type="float"/>
          <table:table-cell table:number-matrix-columns-spanned="1" table:number-matrix-rows-spanned="1" table:formula="of:=SUM([.C3:.C3]&gt;[.$W3:.$W3])" office:value-type="float"/>
          <table:table-cell table:number-matrix-columns-spanned="1" table:number-matrix-rows-spanned="1" table:formula="of:=SUM([.D3:.D3]&gt;[.$X3:.$X3])" office:value-type="float"/>
          <table:table-cell table:number-matrix-columns-spanned="1" table:number-matrix-rows-spanned="1" table:formula="of:=SUM([.E3:.E3]&gt;[.$Y3:.$Y3])" office:value-type="float"/>
          <table:table-cell table:number-matrix-columns-spanned="1" table:number-matrix-rows-spanned="1" table:formula="of:=SUM([.F3:.F3]&gt;[.$Z3:.$Z3])" office:value-type="float"/>
          <table:table-cell table:number-matrix-columns-spanned="1" table:number-matrix-rows-spanned="1" table:formula="of:=SUM([.G3:.G3]&gt;[.$AA3:.$AA3])" office:value-type="float"/>
          <table:table-cell table:number-matrix-columns-spanned="1" table:number-matrix-rows-spanned="1" table:formula="of:=SUM([.H3:.H3]&gt;[.$AB3:.$AB3])" office:value-type="float"/>
          <table:table-cell table:number-matrix-columns-spanned="1" table:number-matrix-rows-spanned="1" table:formula="of:=SUM([.I3:.I3]&gt;[.$AC3:.$AC3])" office:value-type="float"/>
          <table:table-cell table:number-matrix-columns-spanned="1" table:number-matrix-rows-spanned="1" table:formula="of:=SUM([.J3:.J3]&gt;[.$AD3:.$AD3])" office:value-type="float"/>
          <table:table-cell table:number-matrix-columns-spanned="1" table:number-matrix-rows-spanned="1" table:formula="of:=SUM([.K3:.K3]&gt;[.$AE3:.$AE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K3:.$AK3])" office:value-type="float"/>
          <table:table-cell table:number-matrix-columns-spanned="1" table:number-matrix-rows-spanned="1" table:formula="of:=SUM([.H3:.H3]=[.$AL3:.$AL3])" office:value-type="float"/>
          <table:table-cell table:number-matrix-columns-spanned="1" table:number-matrix-rows-spanned="1" table:formula="of:=SUM([.I3:.I3]=[.$AM3:.$AM3])" office:value-type="float"/>
          <table:table-cell table:number-matrix-columns-spanned="1" table:number-matrix-rows-spanned="1" table:formula="of:=SUM([.J3:.J3]=[.$AN3:.$AN3])" office:value-type="float"/>
          <table:table-cell table:number-matrix-columns-spanned="1" table:number-matrix-rows-spanned="1" table:formula="of:=SUM([.K3:.K3]=[.$AO3:.$AO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